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EVILLANO VELASQUEZ, MARIO EDUAR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5736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901816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EVILLANO VELASQUEZ, MARIO EDUAR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5736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901816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7357363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10/2021</text:p>
          </table:table-cell>
          <table:table-cell table:style-name="Tabla2.A3" office:value-type="string">
            <text:p text:style-name="P22">8465879</text:p>
          </table:table-cell>
          <table:table-cell table:style-name="Tabla2.D3" office:value-type="string">
            <text:p text:style-name="P23">9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0:04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